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weight="bold" officeooo:paragraph-rsid="001ceae2" style:font-weight-asian="bold" style:font-weight-complex="bold"/>
    </style:style>
    <style:style style:name="P2" style:family="paragraph" style:parent-style-name="Standard">
      <style:text-properties style:font-name="Times New Roman" officeooo:rsid="001c354f" officeooo:paragraph-rsid="001ceae2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c354f" officeooo:paragraph-rsid="001ceae2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5" style:family="paragraph" style:parent-style-name="Standard">
      <style:text-properties style:font-name="Times New Roman" fo:font-size="12pt" fo:font-style="italic" officeooo:paragraph-rsid="001ddc1a" style:font-size-asian="12pt" style:font-style-asian="italic" style:font-size-complex="12pt" style:font-style-complex="italic"/>
    </style:style>
    <style:style style:name="P6" style:family="paragraph" style:parent-style-name="Standard">
      <style:text-properties style:font-name="Times New Roman" fo:font-size="12pt" fo:font-style="normal" officeooo:rsid="001ddc1a" officeooo:paragraph-rsid="001ddc1a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text-align="center" style:justify-single-word="false" fo:break-before="column"/>
      <style:text-properties style:font-name="Times New Roman" fo:font-size="15pt" fo:font-weight="bold" officeooo:rsid="001c354f" officeooo:paragraph-rsid="001ceae2" style:font-weight-asian="bold" style:font-weight-complex="bold"/>
    </style:style>
    <style:style style:name="P8" style:family="paragraph" style:parent-style-name="Standard">
      <style:paragraph-properties fo:margin-left="0cm" fo:margin-right="0cm" fo:text-indent="1cm" style:auto-text-indent="false"/>
      <style:text-properties style:font-name="Times New Roman" fo:font-size="12pt" officeooo:rsid="001c354f" officeooo:paragraph-rsid="001ceae2"/>
    </style:style>
    <style:style style:name="P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Times New Roman" fo:font-size="12pt" officeooo:rsid="001c354f" officeooo:paragraph-rsid="001ceae2"/>
    </style:style>
    <style:style style:name="P10" style:family="paragraph" style:parent-style-name="Standard">
      <style:paragraph-properties fo:margin-left="0cm" fo:margin-right="0cm" fo:text-indent="1cm" style:auto-text-indent="false"/>
      <style:text-properties style:font-name="Times New Roman" fo:font-size="12pt" officeooo:rsid="001c354f" officeooo:paragraph-rsid="001ceae2" style:font-size-asian="12pt" style:font-size-complex="12pt"/>
    </style:style>
    <style:style style:name="P1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Times New Roman" fo:font-size="12pt" officeooo:rsid="001c354f" officeooo:paragraph-rsid="001ceae2" style:font-size-asian="12pt" style:font-size-complex="12pt"/>
    </style:style>
    <style:style style:name="P12" style:family="paragraph" style:parent-style-name="Standard">
      <style:paragraph-properties fo:margin-left="0cm" fo:margin-right="0cm" fo:text-indent="1cm" style:auto-text-indent="false"/>
      <style:text-properties style:font-name="Times New Roman" fo:font-size="12pt" officeooo:paragraph-rsid="001ceae2" style:font-size-asian="12pt" style:font-size-complex="12pt"/>
    </style:style>
    <style:style style:name="P1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Times New Roman" fo:font-size="12pt" officeooo:paragraph-rsid="001ceae2" style:font-size-asian="12pt" style:font-size-complex="12pt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.499cm" loext:contextual-spacing="false" fo:text-indent="1cm" style:auto-text-indent="false" fo:background-color="transparent"/>
      <style:text-properties style:font-name="Times New Roman" fo:font-style="normal" officeooo:rsid="001ddc1a" officeooo:paragraph-rsid="001ddc1a" style:font-style-asian="normal" style:font-style-complex="normal"/>
    </style:style>
    <style:style style:name="P15" style:family="paragraph" style:parent-style-name="Standard">
      <loext:graphic-properties draw:fill="none"/>
      <style:paragraph-properties fo:margin-left="2.3cm" fo:margin-right="0cm" fo:text-indent="0cm" style:auto-text-indent="false" fo:background-color="transparent"/>
      <style:text-properties fo:font-style="italic" officeooo:rsid="001ceae2" officeooo:paragraph-rsid="001ceae2" style:font-style-asian="italic" style:font-style-complex="italic"/>
    </style:style>
    <style:style style:name="P16" style:family="paragraph" style:parent-style-name="Standard" style:master-page-name="">
      <loext:graphic-properties draw:fill="none"/>
      <style:paragraph-properties fo:margin-left="2.3cm" fo:margin-right="0cm" fo:text-indent="0cm" style:auto-text-indent="false" style:page-number="auto" fo:background-color="transparent"/>
      <style:text-properties fo:font-style="normal" officeooo:rsid="001ceae2" officeooo:paragraph-rsid="001ceae2" style:font-style-asian="normal" style:font-style-complex="normal"/>
    </style:style>
    <style:style style:name="P1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Times New Roman" fo:font-size="12pt" fo:font-style="normal" officeooo:rsid="001ddc1a" officeooo:paragraph-rsid="001ddc1a" style:font-size-asian="12pt" style:font-style-asian="normal" style:font-size-complex="12pt" style:font-style-complex="normal"/>
    </style:style>
    <style:style style:name="P1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Times New Roman" fo:font-size="12pt" fo:font-style="italic" officeooo:rsid="001ddc1a" officeooo:paragraph-rsid="001ddc1a" style:font-size-asian="12pt" style:font-style-asian="italic" style:font-size-complex="12pt" style:font-style-complex="italic"/>
    </style:style>
    <style:style style:name="P1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Times New Roman" fo:font-style="italic" officeooo:rsid="001ddc1a" officeooo:paragraph-rsid="001ddc1a" style:font-style-asian="italic" style:font-style-complex="italic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Times New Roman" fo:font-size="12pt" fo:font-style="italic" officeooo:rsid="001ceae2" officeooo:paragraph-rsid="001ceae2" style:font-size-asian="12pt" style:font-style-asian="italic" style:font-size-complex="12pt" style:font-style-complex="italic"/>
    </style:style>
    <style:style style:name="P21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Times New Roman" fo:font-style="normal" fo:font-weight="bold" officeooo:rsid="001ddc1a" officeooo:paragraph-rsid="001ddc1a" style:font-style-asian="normal" style:font-weight-asian="bold" style:font-style-complex="normal" style:font-weight-complex="bold"/>
    </style:style>
    <style:style style:name="P22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Times New Roman" fo:font-style="normal" officeooo:rsid="001ddc1a" officeooo:paragraph-rsid="001ddc1a" style:font-style-asian="normal" style:font-style-complex="normal"/>
    </style:style>
    <style:style style:name="P23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Times New Roman" fo:font-style="italic" officeooo:rsid="001ddc1a" officeooo:paragraph-rsid="001ddc1a" style:font-style-asian="italic" style:font-style-complex="italic"/>
    </style:style>
    <style:style style:name="P24" style:family="paragraph" style:parent-style-name="Standard">
      <loext:graphic-properties draw:fill="none"/>
      <style:paragraph-properties fo:margin-left="1.3cm" fo:margin-right="0cm" fo:line-height="150%" fo:text-indent="0cm" style:auto-text-indent="false" fo:background-color="transparent"/>
      <style:text-properties style:font-name="Times New Roman" fo:font-style="italic" officeooo:rsid="001ddc1a" officeooo:paragraph-rsid="001ddc1a" style:font-style-asian="italic" style:font-style-complex="italic"/>
    </style:style>
    <style:style style:name="P25" style:family="paragraph">
      <loext:graphic-properties draw:fill="none" draw:fill-color="#ffffff"/>
    </style:style>
    <style:style style:name="T1" style:family="text">
      <style:text-properties officeooo:rsid="001c354f"/>
    </style:style>
    <style:style style:name="T2" style:family="text">
      <style:text-properties officeooo:rsid="001ceae2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985*" fo:start-indent="0cm" fo:end-indent="0.249cm"/>
          <style:column style:rel-width="4987*" fo:start-indent="0.249cm" fo:end-indent="0cm"/>
        </style:columns>
      </style:section-properties>
    </style:style>
    <style:style style:name="gr1" style:family="graphic">
      <style:graphic-properties draw:stroke="solid" svg:stroke-color="#000000" draw:fill="none" draw:fill-color="#ffffff" fo:min-height="0.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fill="none" draw:fill-color="#ffffff" fo:min-height="0.4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<text:span text:style-name="T1">Vilniaus universiteto studijuojančiujo, teikiačiojo baigiamąjį darbą,<text:line-break/>GARANTIJA</text:span></text:p>
        <text:p text:style-name="P2"/>
        <text:p text:style-name="P8">Vardas, pavardė:</text:p>
        <text:p text:style-name="P8">Padalinys:</text:p>
        <text:p text:style-name="P8">Studijų programa:</text:p>
        <text:p text:style-name="P8">Darbo pavadinimas:</text:p>
        <text:p text:style-name="P8">Darbo tipas: </text:p>
        <text:p text:style-name="P8"/>
        <text:p text:style-name="P9">Garantuoju, kad mano baigiamasis darbas yra parengtas sąžiningai ir savarankiškai, kitų asmenų indėlio į parengtą darbą nėra. Jokių neteisėtų mokėjimų už šį darbą niekam nesu mokėjęs. </text:p>
        <text:p text:style-name="P9">Šiame darbe tiesiogiai ar netiesiogiai panaudotos kitų šaltinių citatos yra pažymėtos literatūros nuorodose.</text:p>
        <text:p text:style-name="P7">WARRANTY</text:p>
        <text:p text:style-name="P3">of Vilnius University Student Thesis</text:p>
        <text:p text:style-name="P2"/>
        <text:p text:style-name="P12"><text:span text:style-name="T1">Name, </text:span>Surname:</text:p>
        <text:p text:style-name="P12">Faculty: </text:p>
        <text:p text:style-name="P12">Study programme: </text:p>
        <text:p text:style-name="P12">Thesis topic:</text:p>
        <text:p text:style-name="P12">Thesis type:</text:p>
        <text:p text:style-name="P10"/>
        <text:p text:style-name="P13"><text:span text:style-name="T1">I guarantee </text:span>that my thesis is prepared in good faith and independently, there is no contribution to this work from other individuals. I have not made any illegal payments related tothis work.</text:p>
        <text:p text:style-name="P11">Quotes from other sources directly or indirectly used <text:span text:style-name="T2">i</text:span>n this thesis, are indicated in literature references.</text:p>
      </text:section>
      <text:p text:style-name="P16"><draw:frame text:anchor-type="paragraph" draw:z-index="0" draw:name="Shape1" draw:style-name="gr1" draw:text-style-name="P25" svg:width="0.701cm" svg:height="0.701cm" svg:x="10.351cm" svg:y="0.591cm"><draw:text-box><text:p/></draw:text-box></draw:frame><text:line-break/>Aš, [Vardas Pavardė], patvirtinu (pažymėti) </text:p>
      <text:p text:style-name="P15">I, [Name, Surname], confirm (check)</text:p>
      <text:p text:style-name="P15"/>
      <text:p text:style-name="P20"><text:span text:style-name="T3">Patvirtinu, kad baigiamasis darbas yra pateiktas į Vilniaus universiteto studijų informacinę sistemą.</text:span> </text:p>
      <text:p text:style-name="P4">I declare that this thesis is submitted to the Vilnius University Study Information System</text:p>
      <text:p text:style-name="P4"/>
      <text:p text:style-name="P4">__________________________________________________________________________________</text:p>
      <text:p text:style-name="P6">(vardas, pavardė / <text:span text:style-name="T4">name, surname) <text:tab/><text:tab/></text:span>(parašas / <text:span text:style-name="T4">signature</text:span>) <text:tab/><text:tab/><text:tab/>(data / <text:span text:style-name="T4">date</text:span>)</text:p>
      <text:p text:style-name="P4"/>
      <text:p text:style-name="P21">Embargo laikotarpis / Embargo period</text:p>
      <text:p text:style-name="P22">Prašau nustatyti šiam baigiamajam darbui toliau nurodytos trukmės embargo laikotarpį:</text:p>
      <text:p text:style-name="P23">I am requesting an embargo of this thesis for the period indicated below:</text:p>
      <text:p text:style-name="P23"><draw:frame text:anchor-type="paragraph" draw:z-index="1" draw:name="Shape1" draw:style-name="gr2" draw:text-style-name="P25" svg:width="0.5cm" svg:height="0.5cm" svg:x="1.177cm" svg:y="0.39cm"><draw:text-box><text:p/></draw:text-box></draw:frame></text:p>
      <text:p text:style-name="P23"><draw:frame text:anchor-type="paragraph" draw:z-index="2" draw:name="Shape1" draw:style-name="gr2" draw:text-style-name="P25" svg:width="0.5cm" svg:height="0.5cm" svg:x="1.215cm" svg:y="0.968cm"><draw:text-box><text:p/></draw:text-box></draw:frame><text:s text:c="6"/>________ <text:span text:style-name="T3">mėnesių /</text:span> months [embargo laikotarpis negali viršyti 60 mėn. / an embargo period shall not exceed 60 months].</text:p>
      <text:p text:style-name="P23"><text:s text:c="6"/><text:span text:style-name="T3">Embargo laikotarpis nereikalingas /</text:span> no embargo requested.</text:p>
      <text:p text:style-name="P23"><text:span text:style-name="T3"/></text:p>
      <text:p text:style-name="P24"><text:span text:style-name="T3">Embargo laikotarpio nustatymo priežastis /</text:span> reson for embargo period:</text:p>
      <text:p text:style-name="P19">………………………………………………………………………………………………………………………….</text:p>
      <text:p text:style-name="P5">__________________________________________________________________________________</text:p>
      <text:p text:style-name="P17">(vardas, pavardė / <text:span text:style-name="T4">name, surname) <text:tab/><text:tab/></text:span>(parašas / <text:span text:style-name="T4">signature</text:span>) <text:tab/><text:tab/><text:tab/>(data / <text:span text:style-name="T4">date</text:span>)</text:p>
      <text:p text:style-name="P19"/>
      <text:p text:style-name="P14">Kamieninio akademinio padalinio (šakinio akademinio padalinio) patvirtinimas, kad atspausdintas baigiamasis darbas buvo pateiktas ir užregistruotas:</text:p>
      <text:p text:style-name="P5">__________________________________________________________________________________</text:p>
      <text:p text:style-name="P6">(vardas, pavardė / <text:span text:style-name="T4">name, surname) <text:tab/><text:tab/></text:span>(parašas / <text:span text:style-name="T4">signature</text:span>) <text:tab/><text:tab/><text:tab/>(data / <text:span text:style-name="T4">date</text:span>)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3cm" fo:margin-bottom="2cm" fo:margin-left="2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00:12:44.192000000</meta:creation-date>
    <dc:date>2018-05-23T01:04:46.274000000</dc:date>
    <meta:editing-duration>PT8M1S</meta:editing-duration>
    <meta:editing-cycles>3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35" meta:word-count="269" meta:character-count="2238" meta:non-whitespace-character-count="1970"/>
  </office:meta>
</office:document-meta>
</file>